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 style:data-style-name="N11"/>
    <style:style style:name="ce3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 style:data-style-name="N11"/>
    <style:style style:name="ce8" style:family="table-cell" style:parent-style-name="Default"/>
    <style:style style:name="ce9" style:family="table-cell" style:parent-style-name="Default"/>
    <style:style style:name="ce17" style:family="table-cell" style:parent-style-name="Default"/>
    <style:style style:name="ce18" style:family="table-cell" style:parent-style-name="Default" style:data-style-name="N11"/>
    <style:style style:name="ce16" style:family="table-cell" style:parent-style-name="Default"/>
    <style:style style:name="ce19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 style:data-style-name="N11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default-cell-style-name="Default"/>
        <table:table-column table:style-name="co1" table:default-cell-style-name="ce17"/>
        <table:table-column table:style-name="co2" table:default-cell-style-name="ce17"/>
        <table:table-column table:style-name="co1" table:number-columns-repeated="2" table:default-cell-style-name="ce17"/>
        <table:table-column table:style-name="co1" table:default-cell-style-name="ce18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7000" calcext:value-type="float">
            <text:p>77000</text:p>
          </table:table-cell>
          <table:table-cell office:value-type="float" office:value="6880" calcext:value-type="float">
            <text:p>6880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7000" calcext:value-type="float">
            <text:p>77000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63" calcext:value-type="float">
            <text:p>63</text:p>
          </table:table-cell>
          <table:table-cell office:value-type="float" office:value="613" calcext:value-type="float">
            <text:p>613</text:p>
          </table:table-cell>
          <table:table-cell office:value-type="float" office:value="563" calcext:value-type="float">
            <text:p>563</text:p>
          </table:table-cell>
          <table:table-cell table:formula="of:=SUM([.B3];[.D3])" office:value-type="float" office:value="626" calcext:value-type="float">
            <text:p>626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24" calcext:value-type="float">
            <text:p>24</text:p>
          </table:table-cell>
          <table:table-cell office:value-type="float" office:value="1050" calcext:value-type="float">
            <text:p>1050</text:p>
          </table:table-cell>
          <table:table-cell office:value-type="float" office:value="604" calcext:value-type="float">
            <text:p>604</text:p>
          </table:table-cell>
          <table:table-cell table:formula="of:=SUM([.B4];[.D4])" office:value-type="float" office:value="628" calcext:value-type="float">
            <text:p>628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9000" calcext:value-type="float">
            <text:p>9000</text:p>
          </table:table-cell>
          <table:table-cell office:value-type="float" office:value="2400" calcext:value-type="float">
            <text:p>2400</text:p>
          </table:table-cell>
          <table:table-cell office:value-type="float" office:value="7000" calcext:value-type="float">
            <text:p>7000</text:p>
          </table:table-cell>
          <table:table-cell table:formula="of:=SUM([.B5];[.D5])" office:value-type="float" office:value="16000" calcext:value-type="float">
            <text:p>16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6000" calcext:value-type="float">
            <text:p>26000</text:p>
          </table:table-cell>
          <table:table-cell office:value-type="float" office:value="32400" calcext:value-type="float">
            <text:p>32400</text:p>
          </table:table-cell>
          <table:table-cell office:value-type="float" office:value="1830000" calcext:value-type="float">
            <text:p>1830000</text:p>
          </table:table-cell>
          <table:table-cell table:formula="of:=SUM([.B6];[.D6])" office:value-type="float" office:value="1856000" calcext:value-type="float">
            <text:p>1856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900" calcext:value-type="float">
            <text:p>2900</text:p>
          </table:table-cell>
          <table:table-cell office:value-type="float" office:value="5620" calcext:value-type="float">
            <text:p>5620</text:p>
          </table:table-cell>
          <table:table-cell office:value-type="float" office:value="1762000" calcext:value-type="float">
            <text:p>1762000</text:p>
          </table:table-cell>
          <table:table-cell table:formula="of:=SUM([.B7];[.D7])" office:value-type="float" office:value="1764900" calcext:value-type="float">
            <text:p>1764900</text:p>
          </table:table-cell>
          <table:table-cell office:value-type="percentage" office:value="0.94" calcext:value-type="percentage">
            <text:p>94,00%</text:p>
          </table:table-cell>
        </table:table-row>
        <calcext:conditional-formats>
          <calcext:conditional-format calcext:target-range-address="'NFS-2023-TE'.B2:'NFS-2023-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TE'.F2:'NFS-2023-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NFS-2023-nTE" table:style-name="ta1">
        <table:table-column table:style-name="co1" table:default-cell-style-name="Default"/>
        <table:table-column table:style-name="co1" table:default-cell-style-name="ce16"/>
        <table:table-column table:style-name="co1" table:default-cell-style-name="ce19"/>
        <table:table-column table:style-name="co1" table:default-cell-style-name="ce24"/>
        <table:table-column table:style-name="co1" table:default-cell-style-name="ce25"/>
        <table:table-column table:style-name="co1" table:default-cell-style-name="ce26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7000" calcext:value-type="float">
            <text:p>77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7000" calcext:value-type="float">
            <text:p>77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 table:formula="of:=SUM([.B3];[.D3])" office:value-type="float" office:value="592" calcext:value-type="float">
            <text:p>592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table:formula="of:=SUM([.B4];[.D4])" office:value-type="float" office:value="440" calcext:value-type="float">
            <text:p>440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9120" calcext:value-type="float">
            <text:p>912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table:formula="of:=SUM([.B5];[.D5])" office:value-type="float" office:value="13120" calcext:value-type="float">
            <text:p>1312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871000" calcext:value-type="float">
            <text:p>1871000</text:p>
          </table:table-cell>
          <table:table-cell table:formula="of:=SUM([.B6];[.D6])" office:value-type="float" office:value="1873000" calcext:value-type="float">
            <text:p>1873000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646" calcext:value-type="float">
            <text:p>646</text:p>
          </table:table-cell>
          <table:table-cell office:value-type="float" office:value="18" calcext:value-type="float">
            <text:p>18</text:p>
          </table:table-cell>
          <table:table-cell office:value-type="float" office:value="864000" calcext:value-type="float">
            <text:p>864000</text:p>
          </table:table-cell>
          <table:table-cell table:formula="of:=SUM([.B7];[.D7])" office:value-type="float" office:value="864646" calcext:value-type="float">
            <text:p>864646</text:p>
          </table:table-cell>
          <table:table-cell office:value-type="percentage" office:value="0.95" calcext:value-type="percentage">
            <text:p>95,00%</text:p>
          </table:table-cell>
        </table:table-row>
        <calcext:conditional-formats>
          <calcext:conditional-format calcext:target-range-address="'NFS-2023-nTE'.B2:'NFS-2023-nTE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C2:'NFS-2023-nTE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D2:'NFS-2023-nTE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E2:'NFS-2023-n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F2:'NFS-2023-n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IKARI-2021" table:style-name="ta1">
        <table:table-column table:style-name="co1" table:default-cell-style-name="Default"/>
        <table:table-column table:style-name="co1" table:default-cell-style-name="ce27"/>
        <table:table-column table:style-name="co1" table:default-cell-style-name="ce28"/>
        <table:table-column table:style-name="co1" table:default-cell-style-name="ce29"/>
        <table:table-column table:style-name="co1" table:default-cell-style-name="ce30"/>
        <table:table-column table:style-name="co1" table:default-cell-style-name="ce31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145000" calcext:value-type="float">
            <text:p>145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145000" calcext:value-type="float">
            <text:p>14500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float" office:value="942" calcext:value-type="float">
            <text:p>942</text:p>
          </table:table-cell>
          <table:table-cell table:formula="of:=SUM([.B3];[.D3])" office:value-type="float" office:value="1830" calcext:value-type="float">
            <text:p>183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140</text:p>
          </table:table-cell>
          <table:table-cell table:formula="of:=SUM([.B4];[.D4])" office:value-type="float" office:value="1238" calcext:value-type="float">
            <text:p>123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1490" calcext:value-type="float">
            <text:p>1490</text:p>
          </table:table-cell>
          <table:table-cell table:formula="of:=SUM([.B5];[.D5])" office:value-type="float" office:value="2158" calcext:value-type="float">
            <text:p>215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  <table:table-cell table:formula="of:=SUM([.B6];[.D6])" office:value-type="float" office:value="11236" calcext:value-type="float">
            <text:p>11236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79000" calcext:value-type="float">
            <text:p>79000</text:p>
          </table:table-cell>
          <table:table-cell table:formula="of:=SUM([.B7];[.D7])" office:value-type="float" office:value="79283" calcext:value-type="float">
            <text:p>79283</text:p>
          </table:table-cell>
          <table:table-cell office:value-type="percentage" office:value="0.97" calcext:value-type="percentage">
            <text:p>97,00%</text:p>
          </table:table-cell>
        </table:table-row>
        <calcext:conditional-formats>
          <calcext:conditional-format calcext:target-range-address="'HIKARI-2021'.B2:'HIKARI-2021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C2:'HIKARI-2021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D2:'HIKARI-2021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E2:'HIKARI-2021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F2:'HIKARI-2021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16:07:38.62373996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47:17.608029604</meta:creation-date>
    <dc:date>2024-04-20T17:31:15.184721643</dc:date>
    <meta:editing-duration>PT7H3M16S</meta:editing-duration>
    <meta:editing-cycles>14</meta:editing-cycles>
    <meta:generator>LibreOffice/7.6.6.3$Linux_X86_64 LibreOffice_project/60$Build-3</meta:generator>
    <meta:document-statistic meta:table-count="3" meta:cell-count="126" meta:object-count="0"/>
  </office:meta>
</office:document-meta>
</file>